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12.07pt" svg:height="239.44pt" svg:x="256.79pt" svg:y="57.23pt">
            <loext:p draw:notify-on-update-of-ranges="Sheet1.A2:Sheet1.A11 Sheet1.A1:Sheet1.A1 Sheet1.B2:Sheet1.B11 Sheet1.A68:Sheet1.A81 Sheet1.A67:Sheet1.A67 Sheet1.B68:Sheet1.B81 Sheet1.A53:Sheet1.A64 Sheet1.A52:Sheet1.A52 Sheet1.B53:Sheet1.B64 Sheet1.A31:Sheet1.A48 Sheet1.A30:Sheet1.A30 Sheet1.B31:Sheet1.B48 Sheet1.A14:Sheet1.A26 Sheet1.A13:Sheet1.A13 Sheet1.B14:Sheet1.B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40.3pt" svg:height="142.41pt" svg:x="352.01pt" svg:y="494.9pt">
            <loext:p draw:notify-on-update-of-ranges="Sheet1.B14:Sheet1.B26 Sheet1.A14:Sheet1.A26 Sheet1.A13:Sheet1.A13 Sheet1.B14:Sheet1.B2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37.15pt" svg:height="150.58pt" svg:x="352.8pt" svg:y="320.23pt">
            <loext:p draw:notify-on-update-of-ranges="Sheet1.B14:Sheet1.B26 Sheet1.A31:Sheet1.A48 Sheet1.A30:Sheet1.A30 Sheet1.B31:Sheet1.B4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340.3pt" svg:height="142.41pt" svg:x="341.09pt" svg:y="670.42pt">
            <loext:p draw:notify-on-update-of-ranges="Sheet1.B14:Sheet1.B26 Sheet1.A53:Sheet1.A64 Sheet1.A52:Sheet1.A52 Sheet1.B53:Sheet1.B6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EWMA-Receiver Rate</text:p>
          </table:table-cell>
          <table:table-cell table:style-name="ce1"/>
        </table:table-row>
        <table:table-row table:style-name="ro2">
          <table:table-cell table:style-name="ce1" office:value-type="float" office:value="1027" calcext:value-type="float">
            <text:p>1027</text:p>
          </table:table-cell>
          <table:table-cell table:style-name="ce1" office:value-type="float" office:value="0.01" calcext:value-type="float">
            <text:p>0.01</text:p>
          </table:table-cell>
        </table:table-row>
        <table:table-row table:style-name="ro2"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0.43" calcext:value-type="float">
            <text:p>0.43</text:p>
          </table:table-cell>
        </table:table-row>
        <table:table-row table:style-name="ro2"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2.85" calcext:value-type="float">
            <text:p>2.85</text:p>
          </table:table-cell>
        </table:table-row>
        <table:table-row table:style-name="ro2"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3.18" calcext:value-type="float">
            <text:p>3.18</text:p>
          </table:table-cell>
        </table:table-row>
        <table:table-row table:style-name="ro2"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4.28" calcext:value-type="float">
            <text:p>4.28</text:p>
          </table:table-cell>
        </table:table-row>
        <table:table-row table:style-name="ro2"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4.32" calcext:value-type="float">
            <text:p>4.32</text:p>
          </table:table-cell>
        </table:table-row>
        <table:table-row table:style-name="ro2">
          <table:table-cell table:style-name="ce1" office:value-type="float" office:value="667" calcext:value-type="float">
            <text:p>667</text:p>
          </table:table-cell>
          <table:table-cell table:style-name="ce1" office:value-type="float" office:value="4.3" calcext:value-type="float">
            <text:p>4.3</text:p>
          </table:table-cell>
        </table:table-row>
        <table:table-row table:style-name="ro2"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.16" calcext:value-type="float">
            <text:p>1.16</text:p>
          </table:table-cell>
        </table:table-row>
        <table:table-row table:style-name="ro2">
          <table:table-cell table:style-name="ce1" office:value-type="float" office:value="1421" calcext:value-type="float">
            <text:p>1421</text:p>
          </table:table-cell>
          <table:table-cell table:style-name="ce1" office:value-type="float" office:value="3.88" calcext:value-type="float">
            <text:p>3.88</text:p>
          </table:table-cell>
        </table:table-row>
        <table:table-row table:style-name="ro2"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3.69" calcext:value-type="float">
            <text:p>3.6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1" office:value-type="string" calcext:value-type="string">
            <text:p>AIMD</text:p>
          </table:table-cell>
          <table:table-cell table:style-name="ce1"/>
        </table:table-row>
        <table:table-row table:style-name="ro2">
          <table:table-cell table:style-name="ce1" office:value-type="float" office:value="847" calcext:value-type="float">
            <text:p>847</text:p>
          </table:table-cell>
          <table:table-cell table:style-name="ce1" office:value-type="float" office:value="4.72" calcext:value-type="float">
            <text:p>4.72</text:p>
          </table:table-cell>
        </table:table-row>
        <table:table-row table:style-name="ro2"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4.68" calcext:value-type="float">
            <text:p>4.68</text:p>
          </table:table-cell>
        </table:table-row>
        <table:table-row table:style-name="ro2">
          <table:table-cell table:style-name="ce1" office:value-type="float" office:value="734" calcext:value-type="float">
            <text:p>734</text:p>
          </table:table-cell>
          <table:table-cell table:style-name="ce1" office:value-type="float" office:value="4.65" calcext:value-type="float">
            <text:p>4.65</text:p>
          </table:table-cell>
        </table:table-row>
        <table:table-row table:style-name="ro2">
          <table:table-cell table:style-name="ce1" office:value-type="float" office:value="724" calcext:value-type="float">
            <text:p>724</text:p>
          </table:table-cell>
          <table:table-cell table:style-name="ce1" office:value-type="float" office:value="4.64" calcext:value-type="float">
            <text:p>4.64</text:p>
          </table:table-cell>
        </table:table-row>
        <table:table-row table:style-name="ro2">
          <table:table-cell table:style-name="ce1" office:value-type="float" office:value="705" calcext:value-type="float">
            <text:p>705</text:p>
          </table:table-cell>
          <table:table-cell table:style-name="ce1" office:value-type="float" office:value="4.59" calcext:value-type="float">
            <text:p>4.59</text:p>
          </table:table-cell>
        </table:table-row>
        <table:table-row table:style-name="ro2">
          <table:table-cell table:style-name="ce1" office:value-type="float" office:value="377" calcext:value-type="float">
            <text:p>377</text:p>
          </table:table-cell>
          <table:table-cell table:style-name="ce1" office:value-type="float" office:value="3.8" calcext:value-type="float">
            <text:p>3.8</text:p>
          </table:table-cell>
        </table:table-row>
        <table:table-row table:style-name="ro2"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2.72" calcext:value-type="float">
            <text:p>2.72</text:p>
          </table:table-cell>
        </table:table-row>
        <table:table-row table:style-name="ro2"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2.43" calcext:value-type="float">
            <text:p>2.43</text:p>
          </table:table-cell>
        </table:table-row>
        <table:table-row table:style-name="ro2"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4.41" calcext:value-type="float">
            <text:p>4.41</text:p>
          </table:table-cell>
        </table:table-row>
        <table:table-row table:style-name="ro2">
          <table:table-cell table:style-name="ce1" office:value-type="float" office:value="267" calcext:value-type="float">
            <text:p>267</text:p>
          </table:table-cell>
          <table:table-cell table:style-name="ce1" office:value-type="float" office:value="3.23" calcext:value-type="float">
            <text:p>3.23</text:p>
          </table:table-cell>
        </table:table-row>
        <table:table-row table:style-name="ro2">
          <table:table-cell office:value-type="float" office:value="1190" calcext:value-type="float">
            <text:p>1190</text:p>
          </table:table-cell>
          <table:table-cell office:value-type="float" office:value="4.88" calcext:value-type="float">
            <text:p>4.88</text:p>
          </table:table-cell>
        </table:table-row>
        <table:table-row table:style-name="ro2">
          <table:table-cell office:value-type="float" office:value="1655" calcext:value-type="float">
            <text:p>1655</text:p>
          </table:table-cell>
          <table:table-cell office:value-type="float" office:value="4.96" calcext:value-type="float">
            <text:p>4.96</text:p>
          </table:table-cell>
        </table:table-row>
        <table:table-row table:style-name="ro2">
          <table:table-cell office:value-type="float" office:value="1533" calcext:value-type="float">
            <text:p>1533</text:p>
          </table:table-cell>
          <table:table-cell office:value-type="float" office:value="4.95" calcext:value-type="float">
            <text:p>4.95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2">
          <table:table-cell office:value-type="string" calcext:value-type="string">
            <text:p>Fixed Window</text:p>
          </table:table-cell>
          <table:table-cell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.05" calcext:value-type="float">
            <text:p>1.05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1.93" calcext:value-type="float">
            <text:p>1.93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2.66" calcext:value-type="float">
            <text:p>2.66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float" office:value="3.26" calcext:value-type="float">
            <text:p>3.26</text:p>
          </table:table-cell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float" office:value="3.73" calcext:value-type="float">
            <text:p>3.73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float" office:value="4.07" calcext:value-type="float">
            <text:p>4.07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float" office:value="4.32" calcext:value-type="float">
            <text:p>4.32</text:p>
          </table:table-cell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float" office:value="4.51" calcext:value-type="float">
            <text:p>4.51</text:p>
          </table:table-cell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float" office:value="4.65" calcext:value-type="float">
            <text:p>4.65</text:p>
          </table:table-cell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float" office:value="4.76" calcext:value-type="float">
            <text:p>4.76</text:p>
          </table:table-cell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float" office:value="4.85" calcext:value-type="float">
            <text:p>4.85</text:p>
          </table:table-cell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float" office:value="4.91" calcext:value-type="float">
            <text:p>4.91</text:p>
          </table:table-cell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float" office:value="4.94" calcext:value-type="float">
            <text:p>4.94</text:p>
          </table:table-cell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float" office:value="4.96" calcext:value-type="float">
            <text:p>4.96</text:p>
          </table:table-cell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float" office:value="4.98" calcext:value-type="float">
            <text:p>4.98</text:p>
          </table:table-cell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float" office:value="4.99" calcext:value-type="float">
            <text:p>4.99</text:p>
          </table:table-cell>
        </table:table-row>
        <table:table-row table:style-name="ro2">
          <table:table-cell office:value-type="float" office:value="935" calcext:value-type="float">
            <text:p>935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972" calcext:value-type="float">
            <text:p>972</text:p>
          </table:table-cell>
          <table:table-cell office:value-type="float" office:value="5" calcext:value-type="float">
            <text:p>5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2">
          <table:table-cell office:value-type="string" calcext:value-type="string">
            <text:p>Naive Delay-Based</text:p>
          </table:table-cell>
          <table:table-cell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3.3" calcext:value-type="float">
            <text:p>3.3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3.76" calcext:value-type="float">
            <text:p>3.76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4.32" calcext:value-type="float">
            <text:p>4.32</text:p>
          </table:table-cell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float" office:value="4.81" calcext:value-type="float">
            <text:p>4.81</text:p>
          </table:table-cell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float" office:value="4.43" calcext:value-type="float">
            <text:p>4.43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3.57" calcext:value-type="float">
            <text:p>3.57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3.34" calcext:value-type="float">
            <text:p>3.34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3.15" calcext:value-type="float">
            <text:p>3.15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2.57" calcext:value-type="float">
            <text:p>2.57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float" office:value="4.75" calcext:value-type="float">
            <text:p>4.75</text:p>
          </table:table-cell>
        </table:table-row>
        <table:table-row table:style-name="ro2">
          <table:table-cell office:value-type="float" office:value="924" calcext:value-type="float">
            <text:p>924</text:p>
          </table:table-cell>
          <table:table-cell office:value-type="float" office:value="4.89" calcext:value-type="float">
            <text:p>4.89</text:p>
          </table:table-cell>
        </table:table-row>
        <table:table-row table:style-name="ro2">
          <table:table-cell office:value-type="float" office:value="924" calcext:value-type="float">
            <text:p>924</text:p>
          </table:table-cell>
          <table:table-cell office:value-type="float" office:value="4.89" calcext:value-type="float">
            <text:p>4.89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office:value-type="string" calcext:value-type="string">
            <text:p>Rocinante</text:p>
          </table:table-cell>
          <table:table-cell/>
        </table:table-row>
        <table:table-row table:style-name="ro2">
          <table:table-cell office:value-type="float" office:value="2064" calcext:value-type="float">
            <text:p>2064</text:p>
          </table:table-cell>
          <table:table-cell office:value-type="float" office:value="4.94" calcext:value-type="float">
            <text:p>4.94</text:p>
          </table:table-cell>
        </table:table-row>
        <table:table-row table:style-name="ro2">
          <table:table-cell office:value-type="float" office:value="1902" calcext:value-type="float">
            <text:p>1902</text:p>
          </table:table-cell>
          <table:table-cell office:value-type="float" office:value="4.85" calcext:value-type="float">
            <text:p>4.85</text:p>
          </table:table-cell>
        </table:table-row>
        <table:table-row table:style-name="ro2">
          <table:table-cell office:value-type="float" office:value="1896" calcext:value-type="float">
            <text:p>1896</text:p>
          </table:table-cell>
          <table:table-cell office:value-type="float" office:value="4.85" calcext:value-type="float">
            <text:p>4.85</text:p>
          </table:table-cell>
        </table:table-row>
        <table:table-row table:style-name="ro2">
          <table:table-cell office:value-type="float" office:value="1788" calcext:value-type="float">
            <text:p>1788</text:p>
          </table:table-cell>
          <table:table-cell office:value-type="float" office:value="4.67" calcext:value-type="float">
            <text:p>4.67</text:p>
          </table:table-cell>
        </table:table-row>
        <table:table-row table:style-name="ro2">
          <table:table-cell office:value-type="float" office:value="2807" calcext:value-type="float">
            <text:p>2807</text:p>
          </table:table-cell>
          <table:table-cell office:value-type="float" office:value="4.98" calcext:value-type="float">
            <text:p>4.98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3.25" calcext:value-type="float">
            <text:p>3.25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2.92" calcext:value-type="float">
            <text:p>2.92</text:p>
          </table:table-cell>
        </table:table-row>
        <table:table-row table:style-name="ro2">
          <table:table-cell office:value-type="float" office:value="1853" calcext:value-type="float">
            <text:p>1853</text:p>
          </table:table-cell>
          <table:table-cell office:value-type="float" office:value="4.71" calcext:value-type="float">
            <text:p>4.71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0.42" calcext:value-type="float">
            <text:p>0.42</text:p>
          </table:table-cell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3.29" calcext:value-type="float">
            <text:p>3.29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3.24" calcext:value-type="float">
            <text:p>3.24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.47" calcext:value-type="float">
            <text:p>3.47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.55" calcext:value-type="float">
            <text:p>3.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 style:data-style-name="N2" text:time-value="12:25:00.7123531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00:46:37.291957585</meta:creation-date>
    <dc:date>2017-04-27T12:25:52.772332342</dc:date>
    <meta:editing-duration>PT1H11M57S</meta:editing-duration>
    <meta:editing-cycles>7</meta:editing-cycles>
    <meta:generator>LibreOffice/5.1.6.2$Linux_X86_64 LibreOffice_project/10m0$Build-2</meta:generator>
    <meta:document-statistic meta:table-count="1" meta:cell-count="13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60" chart:maximum="8000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chart:axis-label-position="outside-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3333ff" draw:fill-color="#3333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538cm" svg:height="8.448cm" xlink:href=".." xlink:type="simple" chart:class="chart:scatter" chart:style-name="ch1">
        <chart:legend chart:legend-position="end" svg:x="10.423cm" svg:y="2.929cm" style:legend-expansion="high" chart:style-name="ch2"/>
        <chart:plot-area chart:style-name="ch3" table:cell-range-address="Sheet1.A1:Sheet1.A11 Sheet1.B2:Sheet1.B11 Sheet1.A67:Sheet1.A67 Sheet1.B68:Sheet1.B81 Sheet1.A52:Sheet1.A52 Sheet1.B53:Sheet1.B64 Sheet1.A30:Sheet1.A30 Sheet1.B31:Sheet1.B48 Sheet1.A13:Sheet1.A13 Sheet1.B14:Sheet1.B26" chart:data-source-has-labels="row" svg:x="1.35cm" svg:y="0.168cm" svg:width="8.783cm" svg:height="7.082cm">
          <chartooo:coordinate-region svg:x="1.787cm" svg:y="0.367cm" svg:width="8.16cm" svg:height="6.236cm"/>
          <chart:axis chart:dimension="x" chart:name="primary-x" chart:style-name="ch4">
            <chart:title svg:x="3.137cm" svg:y="7.419cm" chart:style-name="ch5">
              <text:p>95-percentile Signal Delay (ms)</text:p>
            </chart:title>
            <chart:grid chart:style-name="ch6" chart:class="major"/>
          </chart:axis>
          <chart:axis chart:dimension="y" chart:name="primary-y" chart:style-name="ch7">
            <chart:title svg:x="0.451cm" svg:y="5.348cm" chart:style-name="ch8">
              <text:p>Throughput (Mbps)</text:p>
            </chart:title>
            <chart:grid chart:style-name="ch6" chart:class="major"/>
          </chart:axis>
          <chart:series chart:style-name="ch9" chart:values-cell-range-address="Sheet1.B2:Sheet1.B11" chart:label-cell-address="Sheet1.A1:Sheet1.A1" chart:class="chart:scatter">
            <chart:domain table:cell-range-address="Sheet1.A2:Sheet1.A11"/>
            <chart:data-point chart:repeated="10"/>
          </chart:series>
          <chart:series chart:style-name="ch10" chart:values-cell-range-address="Sheet1.B68:Sheet1.B81" chart:label-cell-address="Sheet1.A67:Sheet1.A67" chart:class="chart:scatter">
            <chart:domain table:cell-range-address="Sheet1.A68:Sheet1.A81"/>
            <chart:data-point chart:repeated="14"/>
          </chart:series>
          <chart:series chart:style-name="ch11" chart:values-cell-range-address="Sheet1.B53:Sheet1.B64" chart:label-cell-address="Sheet1.A52:Sheet1.A52" chart:class="chart:scatter">
            <chart:domain table:cell-range-address="Sheet1.A53:Sheet1.A64"/>
            <chart:data-point chart:repeated="12"/>
          </chart:series>
          <chart:series chart:style-name="ch12" chart:values-cell-range-address="Sheet1.B31:Sheet1.B48" chart:label-cell-address="Sheet1.A30:Sheet1.A30" chart:class="chart:scatter">
            <chart:domain table:cell-range-address="Sheet1.A31:Sheet1.A48"/>
            <chart:data-point chart:repeated="18"/>
          </chart:series>
          <chart:series chart:style-name="ch13" chart:values-cell-range-address="Sheet1.B14:Sheet1.B26" chart:label-cell-address="Sheet1.A13:Sheet1.A13" chart:class="chart:scatter">
            <chart:domain table:cell-range-address="Sheet1.A14:Sheet1.A26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WMA-Receiver Rate</text:p>
                <draw:g>
                  <svg:desc>Sheet1.A1:Sheet1.A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Rocinante</text:p>
                <draw:g>
                  <svg:desc>Sheet1.A67:Sheet1.A6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Naive Delay-Based</text:p>
                <draw:g>
                  <svg:desc>Sheet1.A52:Sheet1.A5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Fixed Window</text:p>
                <draw:g>
                  <svg:desc>Sheet1.A30:Sheet1.A3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IMD</text:p>
                <draw:g>
                  <svg:desc>Sheet1.A13:Sheet1.A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7">
                <text:p>1027</text:p>
                <draw:g>
                  <svg:desc>Sheet1.A2:Sheet1.A11</svg:desc>
                </draw:g>
              </table:table-cell>
              <table:table-cell office:value-type="float" office:value="0.01">
                <text:p>0.01</text:p>
                <draw:g>
                  <svg:desc>Sheet1.B2:Sheet1.B11</svg:desc>
                </draw:g>
              </table:table-cell>
              <table:table-cell office:value-type="float" office:value="2064">
                <text:p>2064</text:p>
                <draw:g>
                  <svg:desc>Sheet1.A68:Sheet1.A81</svg:desc>
                </draw:g>
              </table:table-cell>
              <table:table-cell office:value-type="float" office:value="4.94">
                <text:p>4.94</text:p>
                <draw:g>
                  <svg:desc>Sheet1.B68:Sheet1.B81</svg:desc>
                </draw:g>
              </table:table-cell>
              <table:table-cell office:value-type="float" office:value="149">
                <text:p>149</text:p>
                <draw:g>
                  <svg:desc>Sheet1.A53:Sheet1.A64</svg:desc>
                </draw:g>
              </table:table-cell>
              <table:table-cell office:value-type="float" office:value="3.3">
                <text:p>3.3</text:p>
                <draw:g>
                  <svg:desc>Sheet1.B53:Sheet1.B64</svg:desc>
                </draw:g>
              </table:table-cell>
              <table:table-cell office:value-type="float" office:value="109">
                <text:p>109</text:p>
                <draw:g>
                  <svg:desc>Sheet1.A31:Sheet1.A48</svg:desc>
                </draw:g>
              </table:table-cell>
              <table:table-cell office:value-type="float" office:value="1.05">
                <text:p>1.05</text:p>
                <draw:g>
                  <svg:desc>Sheet1.B31:Sheet1.B48</svg:desc>
                </draw:g>
              </table:table-cell>
              <table:table-cell office:value-type="float" office:value="847">
                <text:p>847</text:p>
                <draw:g>
                  <svg:desc>Sheet1.A14:Sheet1.A26</svg:desc>
                </draw:g>
              </table:table-cell>
              <table:table-cell office:value-type="float" office:value="4.72">
                <text:p>4.72</text:p>
                <draw:g>
                  <svg:desc>Sheet1.B14:Sheet1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0.43">
                <text:p>0.43</text:p>
              </table:table-cell>
              <table:table-cell office:value-type="float" office:value="1902">
                <text:p>1902</text:p>
              </table:table-cell>
              <table:table-cell office:value-type="float" office:value="4.85">
                <text:p>4.85</text:p>
              </table:table-cell>
              <table:table-cell office:value-type="float" office:value="155">
                <text:p>155</text:p>
              </table:table-cell>
              <table:table-cell office:value-type="float" office:value="3.76">
                <text:p>3.76</text:p>
              </table:table-cell>
              <table:table-cell office:value-type="float" office:value="155">
                <text:p>155</text:p>
              </table:table-cell>
              <table:table-cell office:value-type="float" office:value="1.93">
                <text:p>1.93</text:p>
              </table:table-cell>
              <table:table-cell office:value-type="float" office:value="765">
                <text:p>765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">
                <text:p>199</text:p>
              </table:table-cell>
              <table:table-cell office:value-type="float" office:value="2.85">
                <text:p>2.85</text:p>
              </table:table-cell>
              <table:table-cell office:value-type="float" office:value="1896">
                <text:p>1896</text:p>
              </table:table-cell>
              <table:table-cell office:value-type="float" office:value="4.85">
                <text:p>4.85</text:p>
              </table:table-cell>
              <table:table-cell office:value-type="float" office:value="190">
                <text:p>190</text:p>
              </table:table-cell>
              <table:table-cell office:value-type="float" office:value="4.32">
                <text:p>4.32</text:p>
              </table:table-cell>
              <table:table-cell office:value-type="float" office:value="212">
                <text:p>212</text:p>
              </table:table-cell>
              <table:table-cell office:value-type="float" office:value="2.66">
                <text:p>2.66</text:p>
              </table:table-cell>
              <table:table-cell office:value-type="float" office:value="734">
                <text:p>734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3">
                <text:p>213</text:p>
              </table:table-cell>
              <table:table-cell office:value-type="float" office:value="3.18">
                <text:p>3.18</text:p>
              </table:table-cell>
              <table:table-cell office:value-type="float" office:value="1788">
                <text:p>1788</text:p>
              </table:table-cell>
              <table:table-cell office:value-type="float" office:value="4.67">
                <text:p>4.67</text:p>
              </table:table-cell>
              <table:table-cell office:value-type="float" office:value="497">
                <text:p>497</text:p>
              </table:table-cell>
              <table:table-cell office:value-type="float" office:value="4.81">
                <text:p>4.81</text:p>
              </table:table-cell>
              <table:table-cell office:value-type="float" office:value="277">
                <text:p>277</text:p>
              </table:table-cell>
              <table:table-cell office:value-type="float" office:value="3.26">
                <text:p>3.26</text:p>
              </table:table-cell>
              <table:table-cell office:value-type="float" office:value="724">
                <text:p>724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0">
                <text:p>370</text:p>
              </table:table-cell>
              <table:table-cell office:value-type="float" office:value="4.28">
                <text:p>4.28</text:p>
              </table:table-cell>
              <table:table-cell office:value-type="float" office:value="2807">
                <text:p>2807</text:p>
              </table:table-cell>
              <table:table-cell office:value-type="float" office:value="4.98">
                <text:p>4.98</text:p>
              </table:table-cell>
              <table:table-cell office:value-type="float" office:value="820">
                <text:p>820</text:p>
              </table:table-cell>
              <table:table-cell office:value-type="float" office:value="4.43">
                <text:p>4.43</text:p>
              </table:table-cell>
              <table:table-cell office:value-type="float" office:value="343">
                <text:p>343</text:p>
              </table:table-cell>
              <table:table-cell office:value-type="float" office:value="3.73">
                <text:p>3.73</text:p>
              </table:table-cell>
              <table:table-cell office:value-type="float" office:value="705">
                <text:p>705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2">
                <text:p>362</text:p>
              </table:table-cell>
              <table:table-cell office:value-type="float" office:value="4.32">
                <text:p>4.32</text:p>
              </table:table-cell>
              <table:table-cell office:value-type="float" office:value="120">
                <text:p>120</text:p>
              </table:table-cell>
              <table:table-cell office:value-type="float" office:value="3.25">
                <text:p>3.25</text:p>
              </table:table-cell>
              <table:table-cell office:value-type="float" office:value="137">
                <text:p>137</text:p>
              </table:table-cell>
              <table:table-cell office:value-type="float" office:value="3.57">
                <text:p>3.57</text:p>
              </table:table-cell>
              <table:table-cell office:value-type="float" office:value="401">
                <text:p>401</text:p>
              </table:table-cell>
              <table:table-cell office:value-type="float" office:value="4.07">
                <text:p>4.07</text:p>
              </table:table-cell>
              <table:table-cell office:value-type="float" office:value="377">
                <text:p>37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7">
                <text:p>667</text:p>
              </table:table-cell>
              <table:table-cell office:value-type="float" office:value="4.3">
                <text:p>4.3</text:p>
              </table:table-cell>
              <table:table-cell office:value-type="float" office:value="114">
                <text:p>114</text:p>
              </table:table-cell>
              <table:table-cell office:value-type="float" office:value="2.92">
                <text:p>2.92</text:p>
              </table:table-cell>
              <table:table-cell office:value-type="float" office:value="136">
                <text:p>136</text:p>
              </table:table-cell>
              <table:table-cell office:value-type="float" office:value="3.34">
                <text:p>3.34</text:p>
              </table:table-cell>
              <table:table-cell office:value-type="float" office:value="453">
                <text:p>453</text:p>
              </table:table-cell>
              <table:table-cell office:value-type="float" office:value="4.32">
                <text:p>4.32</text:p>
              </table:table-cell>
              <table:table-cell office:value-type="float" office:value="142">
                <text:p>142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2">
                <text:p>112</text:p>
              </table:table-cell>
              <table:table-cell office:value-type="float" office:value="1.16">
                <text:p>1.16</text:p>
              </table:table-cell>
              <table:table-cell office:value-type="float" office:value="1853">
                <text:p>1853</text:p>
              </table:table-cell>
              <table:table-cell office:value-type="float" office:value="4.71">
                <text:p>4.71</text:p>
              </table:table-cell>
              <table:table-cell office:value-type="float" office:value="129">
                <text:p>129</text:p>
              </table:table-cell>
              <table:table-cell office:value-type="float" office:value="3.15">
                <text:p>3.15</text:p>
              </table:table-cell>
              <table:table-cell office:value-type="float" office:value="504">
                <text:p>504</text:p>
              </table:table-cell>
              <table:table-cell office:value-type="float" office:value="4.51">
                <text:p>4.51</text:p>
              </table:table-cell>
              <table:table-cell office:value-type="float" office:value="186">
                <text:p>186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21">
                <text:p>1421</text:p>
              </table:table-cell>
              <table:table-cell office:value-type="float" office:value="3.88">
                <text:p>3.88</text:p>
              </table:table-cell>
              <table:table-cell office:value-type="float" office:value="111">
                <text:p>111</text:p>
              </table:table-cell>
              <table:table-cell office:value-type="float" office:value="0.42">
                <text:p>0.42</text:p>
              </table:table-cell>
              <table:table-cell office:value-type="float" office:value="119">
                <text:p>119</text:p>
              </table:table-cell>
              <table:table-cell office:value-type="float" office:value="2.57">
                <text:p>2.57</text:p>
              </table:table-cell>
              <table:table-cell office:value-type="float" office:value="557">
                <text:p>557</text:p>
              </table:table-cell>
              <table:table-cell office:value-type="float" office:value="4.65">
                <text:p>4.65</text:p>
              </table:table-cell>
              <table:table-cell office:value-type="float" office:value="570">
                <text:p>570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8">
                <text:p>218</text:p>
              </table:table-cell>
              <table:table-cell office:value-type="float" office:value="3.69">
                <text:p>3.69</text:p>
              </table:table-cell>
              <table:table-cell office:value-type="float" office:value="643">
                <text:p>643</text:p>
              </table:table-cell>
              <table:table-cell office:value-type="float" office:value="4">
                <text:p>4</text:p>
              </table:table-cell>
              <table:table-cell office:value-type="float" office:value="237">
                <text:p>237</text:p>
              </table:table-cell>
              <table:table-cell office:value-type="float" office:value="4.75">
                <text:p>4.75</text:p>
              </table:table-cell>
              <table:table-cell office:value-type="float" office:value="607">
                <text:p>607</text:p>
              </table:table-cell>
              <table:table-cell office:value-type="float" office:value="4.76">
                <text:p>4.76</text:p>
              </table:table-cell>
              <table:table-cell office:value-type="float" office:value="267">
                <text:p>267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3.29">
                <text:p>3.29</text:p>
              </table:table-cell>
              <table:table-cell office:value-type="float" office:value="924">
                <text:p>924</text:p>
              </table:table-cell>
              <table:table-cell office:value-type="float" office:value="4.89">
                <text:p>4.89</text:p>
              </table:table-cell>
              <table:table-cell office:value-type="float" office:value="652">
                <text:p>652</text:p>
              </table:table-cell>
              <table:table-cell office:value-type="float" office:value="4.85">
                <text:p>4.85</text:p>
              </table:table-cell>
              <table:table-cell office:value-type="float" office:value="1190">
                <text:p>1190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3.24">
                <text:p>3.24</text:p>
              </table:table-cell>
              <table:table-cell office:value-type="float" office:value="924">
                <text:p>924</text:p>
              </table:table-cell>
              <table:table-cell office:value-type="float" office:value="4.89">
                <text:p>4.89</text:p>
              </table:table-cell>
              <table:table-cell office:value-type="float" office:value="711">
                <text:p>711</text:p>
              </table:table-cell>
              <table:table-cell office:value-type="float" office:value="4.91">
                <text:p>4.91</text:p>
              </table:table-cell>
              <table:table-cell office:value-type="float" office:value="1655">
                <text:p>1655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3.47">
                <text:p>3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3">
                <text:p>763</text:p>
              </table:table-cell>
              <table:table-cell office:value-type="float" office:value="4.94">
                <text:p>4.94</text:p>
              </table:table-cell>
              <table:table-cell office:value-type="float" office:value="1533">
                <text:p>1533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8">
                <text:p>808</text:p>
              </table:table-cell>
              <table:table-cell office:value-type="float" office:value="4.96">
                <text:p>4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5">
                <text:p>855</text:p>
              </table:table-cell>
              <table:table-cell office:value-type="float" office:value="4.98">
                <text:p>4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6">
                <text:p>896</text:p>
              </table:table-cell>
              <table:table-cell office:value-type="float" office:value="4.99">
                <text:p>4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5">
                <text:p>93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2">
                <text:p>97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140" chart:maximum="1740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chart:axis-label-position="outside-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006cm" svg:height="5.025cm" xlink:href=".." xlink:type="simple" chart:class="chart:scatter" chart:style-name="ch1">
        <chart:plot-area chart:style-name="ch2" table:cell-range-address="Sheet1.A14:Sheet1.B26 Sheet1.A13:Sheet1.A13" chart:data-source-has-labels="both" svg:x="1.3cm" svg:y="0.1cm" svg:width="10.466cm" svg:height="3.795cm">
          <chartooo:coordinate-region svg:x="1.736cm" svg:y="0.299cm" svg:width="9.75cm" svg:height="2.949cm"/>
          <chart:axis chart:dimension="x" chart:name="primary-x" chart:style-name="ch3" chartooo:axis-type="auto">
            <chart:title svg:x="3.929cm" svg:y="3.996cm" chart:style-name="ch4">
              <text:p>95-percentile Signal Delay (ms)</text:p>
            </chart:title>
            <chart:categories table:cell-range-address="Sheet1.B14:Sheet1.B26"/>
            <chart:grid chart:style-name="ch5" chart:class="major"/>
          </chart:axis>
          <chart:axis chart:dimension="y" chart:name="primary-y" chart:style-name="ch6">
            <chart:title svg:x="0.451cm" svg:y="3.636cm" chart:style-name="ch7">
              <text:p>Throughput (Mbps)</text:p>
            </chart:title>
            <chart:grid chart:style-name="ch5" chart:class="major"/>
          </chart:axis>
          <chart:series chart:style-name="ch8" chart:values-cell-range-address="Sheet1.B14:Sheet1.B26" chart:label-cell-address="Sheet1.A13:Sheet1.A13" chart:class="chart:scatter">
            <chart:domain table:cell-range-address="Sheet1.A14:Sheet1.A26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IMD</text:p>
                <draw:g>
                  <svg:desc>Sheet1.A13:Sheet1.A13</svg:desc>
                </draw:g>
              </table:table-cell>
            </table:table-row>
          </table:table-header-rows>
          <table:table-rows>
            <table:table-row>
              <table:table-cell office:value-type="float" office:value="4.72">
                <text:p>4.72</text:p>
                <draw:g>
                  <svg:desc>Sheet1.B14:Sheet1.B26</svg:desc>
                </draw:g>
              </table:table-cell>
              <table:table-cell office:value-type="float" office:value="847">
                <text:p>847</text:p>
                <draw:g>
                  <svg:desc>Sheet1.A14:Sheet1.A26</svg:desc>
                </draw:g>
              </table:table-cell>
              <table:table-cell office:value-type="float" office:value="4.72">
                <text:p>4.72</text:p>
                <draw:g>
                  <svg:desc>Sheet1.B14:Sheet1.B26</svg:desc>
                </draw:g>
              </table:table-cell>
            </table:table-row>
            <table:table-row>
              <table:table-cell office:value-type="float" office:value="4.68">
                <text:p>4.68</text:p>
              </table:table-cell>
              <table:table-cell office:value-type="float" office:value="765">
                <text:p>765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float" office:value="4.65">
                <text:p>4.65</text:p>
              </table:table-cell>
              <table:table-cell office:value-type="float" office:value="734">
                <text:p>734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float" office:value="4.64">
                <text:p>4.64</text:p>
              </table:table-cell>
              <table:table-cell office:value-type="float" office:value="724">
                <text:p>724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float" office:value="4.59">
                <text:p>4.59</text:p>
              </table:table-cell>
              <table:table-cell office:value-type="float" office:value="705">
                <text:p>705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377">
                <text:p>37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.72">
                <text:p>2.72</text:p>
              </table:table-cell>
              <table:table-cell office:value-type="float" office:value="142">
                <text:p>142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float" office:value="2.43">
                <text:p>2.43</text:p>
              </table:table-cell>
              <table:table-cell office:value-type="float" office:value="186">
                <text:p>186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float" office:value="4.41">
                <text:p>4.41</text:p>
              </table:table-cell>
              <table:table-cell office:value-type="float" office:value="570">
                <text:p>570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float" office:value="3.23">
                <text:p>3.23</text:p>
              </table:table-cell>
              <table:table-cell office:value-type="float" office:value="267">
                <text:p>267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float" office:value="4.88">
                <text:p>4.88</text:p>
              </table:table-cell>
              <table:table-cell office:value-type="float" office:value="1190">
                <text:p>1190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.96">
                <text:p>4.96</text:p>
              </table:table-cell>
              <table:table-cell office:value-type="float" office:value="1655">
                <text:p>1655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4.95">
                <text:p>4.95</text:p>
              </table:table-cell>
              <table:table-cell office:value-type="float" office:value="1533">
                <text:p>1533</text:p>
              </table:table-cell>
              <table:table-cell office:value-type="float" office:value="4.95">
                <text:p>4.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100" chart:maximum="1000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chart:axis-label-position="outside-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895cm" svg:height="5.313cm" xlink:href=".." xlink:type="simple" chart:class="chart:scatter" chart:style-name="ch1">
        <chart:plot-area chart:style-name="ch2" table:cell-range-address="Sheet1.B14:Sheet1.B26 Sheet1.A30:Sheet1.A48 Sheet1.B31:Sheet1.B48" chart:data-source-has-labels="both" svg:x="1.297cm" svg:y="0.106cm" svg:width="10.361cm" svg:height="4.071cm">
          <chartooo:coordinate-region svg:x="1.733cm" svg:y="0.305cm" svg:width="9.645cm" svg:height="3.225cm"/>
          <chart:axis chart:dimension="x" chart:name="primary-x" chart:style-name="ch3" chartooo:axis-type="auto">
            <chart:title svg:x="3.873cm" svg:y="4.284cm" chart:style-name="ch4">
              <text:p>95-percentile Signal Delay (ms)</text:p>
            </chart:title>
            <chart:categories table:cell-range-address="Sheet1.B14:Sheet1.B26"/>
            <chart:grid chart:style-name="ch5" chart:class="major"/>
          </chart:axis>
          <chart:axis chart:dimension="y" chart:name="primary-y" chart:style-name="ch6">
            <chart:title svg:x="0.451cm" svg:y="3.78cm" chart:style-name="ch7">
              <text:p>Throughput (Mbps)</text:p>
            </chart:title>
            <chart:grid chart:style-name="ch5" chart:class="major"/>
          </chart:axis>
          <chart:series chart:style-name="ch8" chart:values-cell-range-address="Sheet1.B31:Sheet1.B48" chart:label-cell-address="Sheet1.A30:Sheet1.A30" chart:class="chart:scatter">
            <chart:domain table:cell-range-address="Sheet1.A31:Sheet1.A48"/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ixed Window</text:p>
                <draw:g>
                  <svg:desc>Sheet1.A30:Sheet1.A30</svg:desc>
                </draw:g>
              </table:table-cell>
            </table:table-row>
          </table:table-header-rows>
          <table:table-rows>
            <table:table-row>
              <table:table-cell office:value-type="float" office:value="4.72">
                <text:p>4.72</text:p>
                <draw:g>
                  <svg:desc>Sheet1.B14:Sheet1.B26</svg:desc>
                </draw:g>
              </table:table-cell>
              <table:table-cell office:value-type="float" office:value="109">
                <text:p>109</text:p>
                <draw:g>
                  <svg:desc>Sheet1.A31:Sheet1.A48</svg:desc>
                </draw:g>
              </table:table-cell>
              <table:table-cell office:value-type="float" office:value="1.05">
                <text:p>1.05</text:p>
                <draw:g>
                  <svg:desc>Sheet1.B31:Sheet1.B48</svg:desc>
                </draw:g>
              </table:table-cell>
            </table:table-row>
            <table:table-row>
              <table:table-cell office:value-type="float" office:value="4.68">
                <text:p>4.68</text:p>
              </table:table-cell>
              <table:table-cell office:value-type="float" office:value="155">
                <text:p>155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float" office:value="4.65">
                <text:p>4.65</text:p>
              </table:table-cell>
              <table:table-cell office:value-type="float" office:value="212">
                <text:p>212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float" office:value="4.64">
                <text:p>4.64</text:p>
              </table:table-cell>
              <table:table-cell office:value-type="float" office:value="277">
                <text:p>277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float" office:value="4.59">
                <text:p>4.59</text:p>
              </table:table-cell>
              <table:table-cell office:value-type="float" office:value="343">
                <text:p>343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401">
                <text:p>401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float" office:value="2.72">
                <text:p>2.72</text:p>
              </table:table-cell>
              <table:table-cell office:value-type="float" office:value="453">
                <text:p>453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float" office:value="2.43">
                <text:p>2.43</text:p>
              </table:table-cell>
              <table:table-cell office:value-type="float" office:value="504">
                <text:p>504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float" office:value="4.41">
                <text:p>4.41</text:p>
              </table:table-cell>
              <table:table-cell office:value-type="float" office:value="557">
                <text:p>557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float" office:value="3.23">
                <text:p>3.23</text:p>
              </table:table-cell>
              <table:table-cell office:value-type="float" office:value="607">
                <text:p>607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float" office:value="4.88">
                <text:p>4.88</text:p>
              </table:table-cell>
              <table:table-cell office:value-type="float" office:value="652">
                <text:p>652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float" office:value="4.96">
                <text:p>4.96</text:p>
              </table:table-cell>
              <table:table-cell office:value-type="float" office:value="711">
                <text:p>711</text:p>
              </table:table-cell>
              <table:table-cell office:value-type="float" office:value="4.91">
                <text:p>4.91</text:p>
              </table:table-cell>
            </table:table-row>
            <table:table-row>
              <table:table-cell office:value-type="float" office:value="4.95">
                <text:p>4.95</text:p>
              </table:table-cell>
              <table:table-cell office:value-type="float" office:value="763">
                <text:p>763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string"/>
              <table:table-cell office:value-type="float" office:value="808">
                <text:p>808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/>
              <table:table-cell office:value-type="float" office:value="855">
                <text:p>855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/>
              <table:table-cell office:value-type="float" office:value="896">
                <text:p>896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/>
              <table:table-cell office:value-type="float" office:value="935">
                <text:p>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972">
                <text:p>972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80" chart:maximum="980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chart:axis-label-position="outside-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006cm" svg:height="5.025cm" xlink:href=".." xlink:type="simple" chart:class="chart:scatter" chart:style-name="ch1">
        <chart:plot-area chart:style-name="ch2" table:cell-range-address="Sheet1.B14:Sheet1.B26 Sheet1.A52:Sheet1.A64 Sheet1.B53:Sheet1.B64" chart:data-source-has-labels="both" svg:x="1.3cm" svg:y="0.1cm" svg:width="10.466cm" svg:height="3.795cm">
          <chartooo:coordinate-region svg:x="1.736cm" svg:y="0.299cm" svg:width="9.843cm" svg:height="2.949cm"/>
          <chart:axis chart:dimension="x" chart:name="primary-x" chart:style-name="ch3" chartooo:axis-type="auto">
            <chart:title svg:x="3.929cm" svg:y="3.996cm" chart:style-name="ch4">
              <text:p>95-percentile Signal Delay (ms)</text:p>
            </chart:title>
            <chart:categories table:cell-range-address="Sheet1.B14:Sheet1.B26"/>
            <chart:grid chart:style-name="ch5" chart:class="major"/>
          </chart:axis>
          <chart:axis chart:dimension="y" chart:name="primary-y" chart:style-name="ch6">
            <chart:title svg:x="0.451cm" svg:y="3.636cm" chart:style-name="ch7">
              <text:p>Throughput (Mbps)</text:p>
            </chart:title>
            <chart:grid chart:style-name="ch5" chart:class="major"/>
          </chart:axis>
          <chart:series chart:style-name="ch8" chart:values-cell-range-address="Sheet1.B53:Sheet1.B64" chart:label-cell-address="Sheet1.A52:Sheet1.A52" chart:class="chart:scatter">
            <chart:domain table:cell-range-address="Sheet1.A53:Sheet1.A64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aive Delay-Based</text:p>
                <draw:g>
                  <svg:desc>Sheet1.A52:Sheet1.A52</svg:desc>
                </draw:g>
              </table:table-cell>
            </table:table-row>
          </table:table-header-rows>
          <table:table-rows>
            <table:table-row>
              <table:table-cell office:value-type="float" office:value="4.72">
                <text:p>4.72</text:p>
                <draw:g>
                  <svg:desc>Sheet1.B14:Sheet1.B26</svg:desc>
                </draw:g>
              </table:table-cell>
              <table:table-cell office:value-type="float" office:value="149">
                <text:p>149</text:p>
                <draw:g>
                  <svg:desc>Sheet1.A53:Sheet1.A64</svg:desc>
                </draw:g>
              </table:table-cell>
              <table:table-cell office:value-type="float" office:value="3.3">
                <text:p>3.3</text:p>
                <draw:g>
                  <svg:desc>Sheet1.B53:Sheet1.B64</svg:desc>
                </draw:g>
              </table:table-cell>
            </table:table-row>
            <table:table-row>
              <table:table-cell office:value-type="float" office:value="4.68">
                <text:p>4.68</text:p>
              </table:table-cell>
              <table:table-cell office:value-type="float" office:value="155">
                <text:p>155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float" office:value="4.65">
                <text:p>4.65</text:p>
              </table:table-cell>
              <table:table-cell office:value-type="float" office:value="190">
                <text:p>190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float" office:value="4.64">
                <text:p>4.64</text:p>
              </table:table-cell>
              <table:table-cell office:value-type="float" office:value="497">
                <text:p>497</text:p>
              </table:table-cell>
              <table:table-cell office:value-type="float" office:value="4.81">
                <text:p>4.81</text:p>
              </table:table-cell>
            </table:table-row>
            <table:table-row>
              <table:table-cell office:value-type="float" office:value="4.59">
                <text:p>4.59</text:p>
              </table:table-cell>
              <table:table-cell office:value-type="float" office:value="820">
                <text:p>820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137">
                <text:p>137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float" office:value="2.72">
                <text:p>2.72</text:p>
              </table:table-cell>
              <table:table-cell office:value-type="float" office:value="136">
                <text:p>136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float" office:value="2.43">
                <text:p>2.43</text:p>
              </table:table-cell>
              <table:table-cell office:value-type="float" office:value="129">
                <text:p>12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float" office:value="4.41">
                <text:p>4.41</text:p>
              </table:table-cell>
              <table:table-cell office:value-type="float" office:value="119">
                <text:p>119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float" office:value="3.23">
                <text:p>3.23</text:p>
              </table:table-cell>
              <table:table-cell office:value-type="float" office:value="237">
                <text:p>237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float" office:value="4.88">
                <text:p>4.88</text:p>
              </table:table-cell>
              <table:table-cell office:value-type="float" office:value="924">
                <text:p>924</text:p>
              </table:table-cell>
              <table:table-cell office:value-type="float" office:value="4.89">
                <text:p>4.89</text:p>
              </table:table-cell>
            </table:table-row>
            <table:table-row>
              <table:table-cell office:value-type="float" office:value="4.96">
                <text:p>4.96</text:p>
              </table:table-cell>
              <table:table-cell office:value-type="float" office:value="924">
                <text:p>924</text:p>
              </table:table-cell>
              <table:table-cell office:value-type="float" office:value="4.89">
                <text:p>4.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